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9daf7" officeooo:paragraph-rsid="0019daf7"/>
    </style:style>
    <style:style style:name="P2" style:family="paragraph" style:parent-style-name="Standard" style:list-style-name="L3">
      <style:text-properties fo:font-weight="normal" officeooo:rsid="0019daf7" officeooo:paragraph-rsid="0019daf7" style:font-weight-asian="normal" style:font-weight-complex="normal"/>
    </style:style>
    <style:style style:name="P3" style:family="paragraph" style:parent-style-name="Standard">
      <style:text-properties officeooo:paragraph-rsid="0019daf7"/>
    </style:style>
    <style:style style:name="P4" style:family="paragraph" style:parent-style-name="Standard" style:list-style-name="L3"/>
    <style:style style:name="P5" style:family="paragraph" style:parent-style-name="Standard" style:list-style-name="L3">
      <style:text-properties officeooo:paragraph-rsid="0019daf7"/>
    </style:style>
    <style:style style:name="P6" style:family="paragraph" style:parent-style-name="Standard" style:list-style-name="L3">
      <style:text-properties officeooo:rsid="001ba45b" officeooo:paragraph-rsid="001ba45b"/>
    </style:style>
    <style:style style:name="P7" style:family="paragraph" style:parent-style-name="Standard">
      <style:text-properties officeooo:rsid="001ba45b" officeooo:paragraph-rsid="001ba45b"/>
    </style:style>
    <style:style style:name="T1" style:family="text">
      <style:text-properties officeooo:rsid="0019daf7"/>
    </style:style>
    <style:style style:name="T2" style:family="text">
      <style:text-properties fo:font-weight="bold" officeooo:rsid="0019daf7" style:font-weight-asian="bold" style:font-weight-complex="bold"/>
    </style:style>
    <style:style style:name="T3" style:family="text">
      <style:text-properties fo:font-weight="normal" officeooo:rsid="0019daf7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38675015" text:style-name="L3">
        <text:list-item>
          <text:p text:style-name="P5"><text:span text:style-name="T3">My main color scheme will consist of three colors that contrast eachother pretty nicely.</text:span></text:p>
          <text:p text:style-name="P2"/>
          <text:p text:style-name="P4"><text:span text:style-name="T2"><text:tab/>Purple</text:span><text:span text:style-name="T1"> </text:span>hsl(284, 100%, 50%)</text:p>
          <text:p text:style-name="P4"/>
          <text:p text:style-name="P4"><text:span text:style-name="T2"><text:tab/>Gold w/ White</text:span><text:span text:style-name="T1"> </text:span>hsl(63, 97%, 69%)</text:p>
          <text:p text:style-name="P4"/>
          <text:p text:style-name="P4"><text:span text:style-name="T2"><text:tab/>Light Gray </text:span>hsl(108, 0%, 85%)</text:p>
          <text:p text:style-name="P5"/>
        </text:list-item>
        <text:list-item>
          <text:p text:style-name="P5"><text:span text:style-name="T1">I will use center align even though the text says Left Align is better. It seems to fit my project better. <text:s/></text:span></text:p>
        </text:list-item>
        <text:list-item>
          <text:p text:style-name="P6">I will use Arial Bold 48-72 point as my Titles. I will use Verdana for the smaller size because they are web friendly. And since it is a web site they will be perfect. I couldn’t use Arial on my current project because it is not available on my computer.</text:p>
        </text:list-item>
        <text:list-item>
          <text:p text:style-name="P6">I will use hybrid orginazational structure which will consist of, database organizational structure / hierarchal structure.</text:p>
        </text:list-item>
      </text:list>
      <text:p text:style-name="P7"/>
      <text:p text:style-name="P3"/>
      <text:p text:style-name="P3"/>
      <text:p text:style-name="P3"/>
      <text:p text:style-name="P7"/>
      <text:p text:style-name="P7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3:22:14.635072102</meta:creation-date>
    <dc:date>2019-02-04T23:44:52.468727655</dc:date>
    <meta:editing-duration>PT14S</meta:editing-duration>
    <meta:editing-cycles>1</meta:editing-cycles>
    <meta:generator>LibreOffice/6.1.4.2$Linux_X86_64 LibreOffice_project/10$Build-2</meta:generator>
    <meta:document-statistic meta:table-count="0" meta:image-count="0" meta:object-count="0" meta:page-count="1" meta:paragraph-count="7" meta:word-count="120" meta:character-count="669" meta:non-whitespace-character-count="555"/>
  </office:meta>
</office:document-meta>
</file>